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120" officeooo:paragraph-rsid="000b8120"/>
    </style:style>
    <style:style style:name="P2" style:family="paragraph" style:parent-style-name="Standard">
      <style:paragraph-properties fo:text-align="start" style:justify-single-word="false"/>
      <style:text-properties officeooo:rsid="000b8120" officeooo:paragraph-rsid="000b8120"/>
    </style:style>
    <style:style style:name="P3" style:family="paragraph" style:parent-style-name="Standard">
      <style:paragraph-properties fo:text-align="start" style:justify-single-word="false"/>
      <style:text-properties officeooo:paragraph-rsid="000c7d37"/>
    </style:style>
    <style:style style:name="P4" style:family="paragraph" style:parent-style-name="Standard">
      <style:paragraph-properties fo:text-align="start" style:justify-single-word="false"/>
      <style:text-properties officeooo:rsid="000cacd0" officeooo:paragraph-rsid="000cacd0"/>
    </style:style>
    <style:style style:name="P5" style:family="paragraph" style:parent-style-name="Standard">
      <style:paragraph-properties fo:text-align="start" style:justify-single-word="false"/>
      <style:text-properties officeooo:rsid="000cf70a" officeooo:paragraph-rsid="000cf70a"/>
    </style:style>
    <style:style style:name="P6" style:family="paragraph" style:parent-style-name="Standard">
      <style:paragraph-properties fo:text-align="start" style:justify-single-word="false"/>
      <style:text-properties officeooo:rsid="000ebd37" officeooo:paragraph-rsid="000ebd37"/>
    </style:style>
    <style:style style:name="P7" style:family="paragraph" style:parent-style-name="Standard">
      <style:paragraph-properties fo:text-align="start" style:justify-single-word="false"/>
      <style:text-properties officeooo:rsid="000fb60c" officeooo:paragraph-rsid="000fb60c"/>
    </style:style>
    <style:style style:name="T1" style:family="text">
      <style:text-properties officeooo:rsid="000b8120"/>
    </style:style>
    <style:style style:name="T2" style:family="text">
      <style:text-properties officeooo:rsid="000c7d37"/>
    </style:style>
    <style:style style:name="T3" style:family="text">
      <style:text-properties officeooo:rsid="000ca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6</text:p>
      <text:p text:style-name="P1"/>
      <text:p text:style-name="P2">Alumno: Dal Degan Santiago</text:p>
      <text:p text:style-name="P2"/>
      <text:p text:style-name="P3"><text:span text:style-name="T1">1- </text:span><text:span text:style-name="T2">Ben should locate mike, after that he should go to him and free him with a knife then bring him back to the surface and then to the boat. After that if he’s badly injured take him to a hospital or ask for help.<text:line-break/><text:line-break/>2- <text:line-break/>Free diver’s leg<text:line-break/>Bring to surface<text:line-break/>Remove from water</text:span></text:p>
      <text:p text:style-name="P3"><text:span text:style-name="T2">Locate diver<text:line-break/>Mark position<text:line-break/>Provide extra oxygen<text:line-break/>Do artificial respiration<text:line-break/>Make diver buoyant<text:line-break/>Tow diver to safety<text:line-break/>Attract help at surface<text:line-break/>Take to hospital<text:line-break/>Give first aid<text:line-break/><text:line-break/></text:span><text:span text:style-name="T3">3-</text:span></text:p>
      <text:p text:style-name="P4">Locate diver and mark their position</text:p>
      <text:p text:style-name="P5">Free diver with knife</text:p>
      <text:p text:style-name="P5">Give extra gas cylinder to diver</text:p>
      <text:p text:style-name="P5">Bring to surface carefully</text:p>
      <text:p text:style-name="P5">Inflate diver’s wet suit</text:p>
      <text:p text:style-name="P5">Give artificial respiration</text:p>
      <text:p text:style-name="P5">Send signal for help</text:p>
      <text:p text:style-name="P5">Tow diver to boat or land</text:p>
      <text:p text:style-name="P5">Remove from water</text:p>
      <text:p text:style-name="P5">Give first aid</text:p>
      <text:p text:style-name="P5">Call helicopter to take to hospital</text:p>
      <text:p text:style-name="P3"/>
      <text:p text:style-name="P6">4- </text:p>
      <text:p text:style-name="P7">-What should we do if the diver is trapped underwater?</text:p>
      <text:p text:style-name="P7">You should free diver with knife</text:p>
      <text:p text:style-name="P7">-What should we do if the diver’s oxygen is low?</text:p>
      <text:p text:style-name="P7">You should give extra gas cylinder to diver</text:p>
      <text:p text:style-name="P7">-What should we do if the diver is submerged in water?</text:p>
      <text:p text:style-name="P7">You should bring to surface carefully</text:p>
      <text:p text:style-name="P7">-What should we do if the diver is not buoyant at the surface?</text:p>
      <text:p text:style-name="P7">You should inflate diver’s wet suit</text:p>
      <text:p text:style-name="P7">-What should we do if the diver is not breathing?</text:p>
      <text:p text:style-name="P7">You should give artificial respiration</text:p>
      <text:p text:style-name="P7">-What should we do if there are other boats on the area?</text:p>
      <text:p text:style-name="P7">You should send signal for help</text:p>
      <text:p text:style-name="P7">-What should we do if the diver is close to boat or land?</text:p>
      <text:p text:style-name="P7">You should remove the diver from the water</text:p>
      <text:p text:style-name="P7">-What should we do if the diver needs immediate treatment?</text:p>
      <text:p text:style-name="P7">You should give him first aid</text:p>
      <text:p text:style-name="P7"><text:soft-page-break/>-What should we do if the diver has a serious injury?</text:p>
      <text:p text:style-name="P7">You should call a helicopter to take to hospital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2:41:24.139155514</meta:creation-date>
    <dc:date>2021-11-16T03:06:06.022554621</dc:date>
    <meta:editing-duration>PT23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299" meta:character-count="1581" meta:non-whitespace-character-count="1312"/>
  </office:meta>
</office:document-meta>
</file>